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495057" loext:opacity="100%" style:font-name="apple-system" fo:letter-spacing="normal" fo:font-style="normal" fo:font-weight="normal"/>
    </style:style>
    <style:style style:name="P2" style:family="paragraph" style:parent-style-name="Heading_20_3">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495057" loext:opacity="100%" style:font-name="apple-system" fo:letter-spacing="normal" fo:font-style="normal" fo:font-weight="normal"/>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style:font-name="apple-system" fo:font-size="11.25pt" fo:letter-spacing="normal" fo:font-style="normal" fo:font-weight="normal"/>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495057" loext:opacity="100%" fo:letter-spacing="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95057" loext:opacity="100%" style:font-name="apple-system" fo:font-size="11.25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95057" loext:opacity="100%" style:font-name="apple-system" fo:font-size="11.25pt" fo:letter-spacing="normal" fo:font-style="normal" fo:font-weight="normal"/>
    </style:style>
    <style:style style:name="P9" style:family="paragraph" style:parent-style-name="Text_20_body">
      <style:paragraph-properties fo:text-align="start" style:justify-single-word="false" fo:orphans="2" fo:widows="2"/>
      <style:text-properties fo:font-variant="normal" fo:text-transform="none" fo:color="#495057" loext:opacity="100%" style:font-name="apple-system" fo:font-size="11.25pt" fo:letter-spacing="normal" fo:font-style="normal" fo:font-weight="normal"/>
    </style:style>
    <style:style style:name="P10" style:family="paragraph" style:parent-style-name="Text_20_body">
      <style:paragraph-properties fo:margin-top="0cm" fo:margin-bottom="0.247cm" style:contextual-spacing="false" fo:text-align="start" style:justify-single-word="false" fo:orphans="2" fo:widows="2"/>
      <style:text-properties fo:font-variant="normal" fo:text-transform="none" fo:color="#495057" loext:opacity="100%" style:font-name="apple-system" fo:font-size="11.25pt" fo:letter-spacing="normal" fo:font-style="normal" fo:font-weight="normal"/>
    </style:style>
    <style:style style:name="P11" style:family="paragraph" style:parent-style-name="Text_20_body">
      <style:paragraph-properties fo:margin-top="0cm" fo:margin-bottom="0.247cm" style:contextual-spacing="false" fo:text-align="start" style:justify-single-word="false" fo:orphans="2" fo:widows="2"/>
      <style:text-properties fo:font-variant="normal" fo:text-transform="none" fo:color="#495057" loext:opacity="100%" fo:letter-spacing="normal"/>
    </style:style>
    <style:style style:name="P12" style:family="paragraph" style:parent-style-name="Text_20_body">
      <style:paragraph-properties fo:margin-top="0cm" fo:margin-bottom="0.247cm" style:contextual-spacing="false" fo:text-align="start" style:justify-single-word="false" fo:orphans="2" fo:widows="2"/>
    </style:style>
    <style:style style:name="T1" style:family="text">
      <style:text-properties style:font-name="apple-system" fo:font-size="11.25pt" fo:font-style="normal" fo:font-weight="normal"/>
    </style:style>
    <style:style style:name="T2" style:family="text">
      <style:text-properties fo:font-variant="normal" fo:text-transform="none" fo:color="#495057" loext:opacity="100%" style:font-name="apple-system" fo:letter-spacing="normal" fo:font-style="normal" fo:font-weight="normal"/>
    </style:style>
    <style:style style:name="T3" style:family="text">
      <style:text-properties fo:font-variant="normal" fo:text-transform="none" fo:color="#495057" loext:opacity="100%" style:font-name="apple-system" fo:font-size="11.25pt" fo:letter-spacing="normal" fo:font-style="normal" fo:font-weight="normal"/>
    </style:style>
    <style:style style:name="T4" style:family="text">
      <style:text-properties fo:font-variant="normal" fo:text-transform="none" fo:color="#05779a"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5779a" loext:opacity="100%"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yui_3_17_2_1_1602263510708_8220"/>The Post-Its</text:h>
      <text:h text:style-name="P2" text:outline-level="3"><text:bookmark text:name="yui_3_17_2_1_1602263510708_8221"/>Project Activity #1</text:h>
      <text:p text:style-name="Horizontal_20_Line"><text:span text:style-name="T2"/></text:p>
      <text:p text:style-name="Text_20_body"/>
      <text:h text:style-name="P2" text:outline-level="3">Members</text:h>
      <text:p text:style-name="P3">Ria Chevli - 3rd Year SSE</text:p>
      <text:p text:style-name="P10">Shane Toma - 4th Year SSE</text:p>
      <text:p text:style-name="P10">Roxanne Harrison - 3rd Year SSE</text:p>
      <text:p text:style-name="P9"/>
      <text:h text:style-name="P2" text:outline-level="3">Github</text:h>
      <text:p text:style-name="P7"><text:a xlink:type="simple" xlink:href="https://github.com/The-Post-its" text:style-name="Internet_20_link" text:visited-style-name="Visited_20_Internet_20_Link"><text:span text:style-name="T5">The Post-Its Github</text:span></text:a><text:span text:style-name="T3"> </text:span></text:p>
      <text:p text:style-name="P8"/>
      <text:p text:style-name="P5"/>
      <text:h text:style-name="P2" text:outline-level="3">Project Idea</text:h>
      <text:p text:style-name="P4">‘<text:span text:style-name="T1">Collaborative Quiz’ is a web app where students can upload practice Q/A and generate quizzes from a pool of questions contributed by other students. What sets this idea apart from other similar platforms is the focus on course specific material and collaboration with classmates.</text:span></text:p>
      <text:p text:style-name="P10">- Upload practice questions</text:p>
      <text:p text:style-name="P10">- Create randomized quizzes</text:p>
      <text:p text:style-name="P10">- Share them with friends</text:p>
      <text:p text:style-name="P10">- Study together</text:p>
      <text:p text:style-name="P12"/>
      <text:h text:style-name="P2" text:outline-level="3"><text:bookmark text:name="yui_3_17_2_1_1602263510708_778"/>Project Background</text:h>
      <text:p text:style-name="P3"><text:bookmark text:name="yui_3_17_2_1_1602263510708_788"/>All three of us group members have a few things in common. First, we are all students who stride for academic success. And second, we are all struggling with the challenges of remote learning. We believe that if we can bring the sociality of in person education to the home we would not struggle so much to focus and collaborate with classmates. Regardless of what any professor would like to think, peer to peer collaboration and teaching each other is the backbone of a quality education. <text:soft-page-break/>This project is our attempt to enable streamlined and convenient collaboration to enable students to learn the way they learn best, together.</text:p>
      <text:section text:style-name="Sect1" text:name="yui_3_17_2_1_1602263510708_512">
        <text:p text:style-name="P5"><text:bookmark text:name="yui_3_17_2_1_1602263510708_3589"/><text:line-break/></text:p>
      </text:section>
      <text:h text:style-name="P2" text:outline-level="3">Business Need / Opportunity</text:h>
      <text:p text:style-name="P3">In the wake of COVID-19, opportunities for students to collaborate in person have essentially ceased to exist. Now more than ever, students would benefit from a FREE online resource catered to their studying needs with quiz material created by students - for students.</text:p>
      <text:p text:style-name="P10">Current study options are limited to social media, and paid websites. Social media and networking sites fail to provide a focused, distraction free environment for students to learn and challenge themselves. While paid study services provide value in the ability to double check work, they tend to be more akin to cheating programs due to the ease of simply copying answers.</text:p>
      <text:p text:style-name="P11">‘<text:span text:style-name="T1">Collaborative Quiz’ will bridge the gap between the social aspect of studying that is being missed virtually, and the expensive alternative platforms that lack class specific material.</text:span></text:p>
      <text:p text:style-name="P9"/>
      <text:h text:style-name="P2" text:outline-level="3">Vlogs</text:h>
      <text:section text:style-name="Sect1" text:name="yui_3_17_2_1_1602263510708_487">
        <text:p text:style-name="P6"><text:bookmark text:name="yui_3_17_2_1_1602263510708_486"/><text:a xlink:type="simple" xlink:href="https://youtu.be/KK2CH1giyUw" text:style-name="Internet_20_link" text:visited-style-name="Visited_20_Internet_20_Link"><text:span text:style-name="T5">The Post-Its Vlog #1</text:span></text:a><text:span text:style-name="T3"> </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09T11:28:25.687000000</dc:date>
    <meta:editing-duration>PT1M15S</meta:editing-duration>
    <meta:editing-cycles>2</meta:editing-cycles>
    <meta:generator>LibreOffice/7.0.1.2$Windows_X86_64 LibreOffice_project/7cbcfc562f6eb6708b5ff7d7397325de9e764452</meta:generator>
    <meta:document-statistic meta:table-count="0" meta:image-count="0" meta:object-count="0" meta:page-count="2" meta:paragraph-count="23" meta:word-count="340" meta:character-count="2063" meta:non-whitespace-character-count="1742"/>
  </office:meta>
</office:document-meta>
</file>